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3F0000024F6202428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my_20_line">
      <style:graphic-properties draw:textarea-vertical-align="middl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line-skew="8.097cm" svg:x1="2.809cm" svg:y1="4.274cm" svg:x2="18.996cm" svg:y2="0.991cm" svg:d="M2809 4274h16191v-3283h-4" svg:viewBox="0 0 16192 3284">
          <text:p/>
        </draw:connector>
        <draw:connector draw:style-name="gr1" draw:text-style-name="P1" draw:layer="layout" draw:line-skew="6.731cm" svg:x1="2.809cm" svg:y1="3.428cm" svg:x2="16.228cm" svg:y2="0.869cm" svg:d="M2809 3428h13441v-2559h-22" svg:viewBox="0 0 13442 2560">
          <text:p/>
        </draw:connector>
        <draw:connector draw:style-name="gr1" draw:text-style-name="P1" draw:layer="layout" draw:line-skew="2.963cm" svg:x1="2.809cm" svg:y1="2.559cm" svg:x2="8.765cm" svg:y2="0.923cm" svg:d="M2809 2559h5941v-1636h15" svg:viewBox="0 0 5957 1637">
          <text:p/>
        </draw:connector>
        <draw:connector draw:style-name="gr1" draw:text-style-name="P1" draw:layer="layout" draw:line-skew="1.214cm" svg:x1="2.822cm" svg:y1="1.751cm" svg:x2="5.25cm" svg:y2="0.864cm" svg:d="M2822 1751h2428v-887" svg:viewBox="0 0 2429 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background" xlink:href="Pictures/100000010000073F0000024F62024280.png" xlink:type="simple" xlink:show="embed" xlink:actuate="onLoad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width="0.1cm" svg:stroke-color="#ff4000" draw:marker-start-width="0.23cm" draw:marker-end="Concave_20_short" draw:marker-end-width="0.53cm" svg:stroke-opacity="75%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my_20_line" style:display-name="my line" style:family="graphic" style:parent-style-name="Outlined_20_Green">
      <style:graphic-properties svg:stroke-opacity="65%"/>
    </style:style>
  </office:styles>
  <office:automatic-styles>
    <style:page-layout style:name="PM0">
      <style:page-layout-properties fo:margin-top="0cm" fo:margin-bottom="0cm" fo:margin-left="0cm" fo:margin-right="0cm" fo:page-width="29.7cm" fo:page-height="9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01T17:42:00.964000000</meta:creation-date>
    <dc:date>2025-06-01T18:46:22.986000000</dc:date>
    <meta:editing-duration>PT32M40S</meta:editing-duration>
    <meta:editing-cycles>8</meta:editing-cycles>
    <meta:generator>LibreOffice/24.8.7.2$Windows_X86_64 LibreOffice_project/e07d0a63a46349d29051da79b1fde8160bab2a89</meta:generator>
    <meta:document-statistic meta:object-count="4"/>
  </office:meta>
</office:document-meta>
</file>